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Em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EmElementImpl.WMLEm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Em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EmElementImpl.getXmlL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EmElementImpl.setXmlLang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Em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Em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